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text-properties style:font-name="FreeSans1" officeooo:rsid="0007a16d" officeooo:paragraph-rsid="0007a16d"/>
    </style:style>
    <style:style style:name="P3" style:family="paragraph" style:parent-style-name="Standard">
      <style:paragraph-properties fo:line-height="1.75cm"/>
      <style:text-properties style:font-name="FreeSans1" officeooo:rsid="0015d803" officeooo:paragraph-rsid="002c60f1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33b34c"/>
    </style:style>
    <style:style style:name="P5" style:family="paragraph" style:parent-style-name="Standard">
      <style:text-properties style:font-name="FreeSans1" officeooo:rsid="002ad1fc" officeooo:paragraph-rsid="00356988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BetecknaLowerCase1" officeooo:rsid="001290e9" officeooo:paragraph-rsid="00356988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56988"/>
    </style:style>
    <style:style style:name="P10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7738e" style:font-size-asian="6pt" style:font-size-complex="6pt"/>
    </style:style>
    <style:style style:name="P11" style:family="paragraph">
      <style:text-properties style:font-name="Tuffy" fo:font-size="96pt" style:font-size-asian="96pt" style:font-size-complex="96pt"/>
    </style:style>
    <style:style style:name="P12" style:family="paragraph">
      <style:paragraph-properties fo:text-align="center"/>
    </style:style>
    <style:style style:name="P13" style:family="paragraph">
      <style:text-properties style:font-name="FreeSans1"/>
    </style:style>
    <style:style style:name="P14" style:family="paragraph">
      <style:text-properties style:font-name="FreeSans1" fo:font-size="12pt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a7abf" style:font-name-asian="Droid Sans Fallback" style:font-name-complex="FreeSans2"/>
    </style:style>
    <style:style style:name="T4" style:family="text">
      <style:text-properties officeooo:rsid="002c60f1" style:font-name-asian="Droid Sans Fallback" style:font-name-complex="FreeSans2"/>
    </style:style>
    <style:style style:name="T5" style:family="text">
      <style:text-properties officeooo:rsid="00356988" style:font-name-asian="Droid Sans Fallback" style:font-name-complex="FreeSans2"/>
    </style:style>
    <style:style style:name="T6" style:family="text">
      <style:text-properties officeooo:rsid="002c60f1"/>
    </style:style>
    <style:style style:name="T7" style:family="text">
      <style:text-properties officeooo:rsid="0033b34c"/>
    </style:style>
    <style:style style:name="T8" style:family="text">
      <style:text-properties style:font-name="BetecknaLowerCase1" officeooo:rsid="002c60f1"/>
    </style:style>
    <style:style style:name="T9" style:family="text">
      <style:text-properties style:font-name="BetecknaLowerCase1" fo:font-size="48pt" officeooo:rsid="0033b34c" style:font-size-asian="48pt" style:font-size-complex="48pt"/>
    </style:style>
    <style:style style:name="T10" style:family="text">
      <style:text-properties fo:font-size="5pt" officeooo:rsid="002c60f1" style:font-size-asian="5pt" style:font-size-complex="5pt"/>
    </style:style>
    <style:style style:name="T11" style:family="text">
      <style:text-properties officeooo:rsid="00356988"/>
    </style:style>
    <style:style style:name="T12" style:family="text">
      <style:text-properties officeooo:rsid="001f5956"/>
    </style:style>
    <style:style style:name="T13" style:family="text">
      <style:text-properties style:font-name="Tuffy" fo:font-size="96pt" style:font-size-asian="96pt" style:font-size-complex="96pt"/>
    </style:style>
    <style:style style:name="T14" style:family="text">
      <style:text-properties style:font-name="FreeSans1"/>
    </style:style>
    <style:style style:name="T15" style:family="text">
      <style:text-properties style:font-name="FreeSans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="Linienspitzen_20_1" draw:marker-start-width="0.20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4.587cm" svg:height="5.813cm" svg:x="14.58cm" svg:y="1.727cm">
        <draw:text-box>
          <text:p><text:span text:style-name="T13">M</text:span></text:p>
        </draw:text-box>
      </draw:frame>
      <draw:line text:anchor-type="page" text:anchor-page-number="1" draw:z-index="1" draw:style-name="gr2" draw:text-style-name="P12" svg:x1="16.254cm" svg:y1="3.037cm" svg:x2="16.878cm" svg:y2="4.76cm">
        <text:p/>
      </draw:line>
      <draw:line text:anchor-type="page" text:anchor-page-number="1" draw:z-index="2" draw:style-name="gr3" draw:text-style-name="P12" svg:x1="15.499cm" svg:y1="3.051cm" svg:x2="15.499cm" svg:y2="5.7cm">
        <text:p/>
      </draw:line>
      <draw:frame text:anchor-type="page" text:anchor-page-number="1" draw:z-index="3" draw:style-name="gr4" draw:text-style-name="P13" svg:width="0.237cm" svg:height="0.579cm" svg:x="15.02cm" svg:y="4.004cm">
        <draw:text-box>
          <text:p><text:span text:style-name="T14">1</text:span></text:p>
        </draw:text-box>
      </draw:frame>
      <draw:frame text:anchor-type="page" text:anchor-page-number="1" draw:z-index="4" draw:style-name="gr5" draw:text-style-name="P14" svg:width="0.237cm" svg:height="0.511cm" svg:x="16.755cm" svg:y="3.321cm">
        <draw:text-box>
          <text:p><text:span text:style-name="T15">2</text:span></text:p>
        </draw:text-box>
      </draw:frame>
      <draw:line text:anchor-type="page" text:anchor-page-number="1" draw:z-index="5" draw:style-name="gr6" draw:text-style-name="P12" svg:x1="17.491cm" svg:y1="3.064cm" svg:x2="16.879cm" svg:y2="4.761cm">
        <text:p/>
      </draw:line>
      <draw:line text:anchor-type="page" text:anchor-page-number="1" draw:z-index="6" draw:style-name="gr7" draw:text-style-name="P15" svg:x1="18.264cm" svg:y1="3.075cm" svg:x2="18.264cm" svg:y2="5.73cm">
        <text:p/>
      </draw:line>
      <draw:frame text:anchor-type="page" text:anchor-page-number="1" draw:z-index="7" draw:style-name="gr5" draw:text-style-name="P14" svg:width="0.237cm" svg:height="0.511cm" svg:x="18.554cm" svg:y="4.002cm">
        <draw:text-box>
          <text:p><text:span text:style-name="T15">3</text:span></text:p>
        </draw:text-box>
      </draw:frame>
      <text:p text:style-name="P6">LATIN CAPITAL LETTER <text:span text:style-name="T7">M</text:span></text:p>
      <text:p text:style-name="P7">Das große <text:span text:style-name="T7">Emm</text:span></text:p>
      <text:p text:style-name="P2"/>
      <text:p text:style-name="P5"><text:span text:style-name="T11">Meer </text:span><text:span text:style-name="T2">•</text:span><text:span text:style-name="T3"> </text:span><text:span text:style-name="T5">Mann</text:span><text:span text:style-name="T4"> </text:span><text:span text:style-name="T2">•</text:span><text:span text:style-name="T3"> </text:span><text:span text:style-name="T5">Mutter</text:span><text:span text:style-name="T4"> </text:span><text:span text:style-name="T2">•</text:span><text:span text:style-name="T3"> </text:span><text:span text:style-name="T5">Minute </text:span><text:span text:style-name="T2">•</text:span><text:span text:style-name="T3"> </text:span><text:span text:style-name="T5">Musik </text:span><text:span text:style-name="T2">•</text:span><text:span text:style-name="T3"> </text:span><text:span text:style-name="T5">Möglichkeit</text:span></text:p>
      <text:p text:style-name="P4"><text:span text:style-name="Outline_5f_very_5f_large"><text:span text:style-name="T8">MMMM</text:span></text:span></text:p>
      <text:p text:style-name="P3"><text:span text:style-name="Outline_5f_large"><text:span text:style-name="T9">MMMMMMMMMMMM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9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9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text:span text:style-name="Outline"><text:span text:style-name="T10"> </text:span></text:span><text:span text:style-name="Outline"><text:span text:style-name="T6">M</text:span></text:span></text:p>
      <text:p text:style-name="P8"><draw:line text:anchor-type="paragraph" draw:z-index="8" draw:style-name="gr8" draw:text-style-name="P12" svg:x1="0cm" svg:y1="0.319cm" svg:x2="17cm" svg:y2="0.319cm"><text:p/></draw:line><draw:line text:anchor-type="paragraph" draw:z-index="9" draw:style-name="gr8" draw:text-style-name="P12" svg:x1="0cm" svg:y1="0.72cm" svg:x2="17cm" svg:y2="0.72cm"><text:p/></draw:line><draw:line text:anchor-type="paragraph" draw:z-index="10" draw:style-name="gr8" draw:text-style-name="P12" svg:x1="0cm" svg:y1="0.921cm" svg:x2="17cm" svg:y2="0.921cm"><text:p/></draw:line><draw:line text:anchor-type="paragraph" draw:z-index="11" draw:style-name="gr8" draw:text-style-name="P12" svg:x1="0cm" svg:y1="0.52cm" svg:x2="17cm" svg:y2="0.52cm"><text:p/></draw:line><text:span text:style-name="Outline"><text:span text:style-name="T6">M</text:span></text:span></text:p>
      <text:p text:style-name="P8"><draw:line text:anchor-type="paragraph" draw:z-index="12" draw:style-name="gr8" draw:text-style-name="P12" svg:x1="0cm" svg:y1="0.319cm" svg:x2="17cm" svg:y2="0.319cm"><text:p/></draw:line><draw:line text:anchor-type="paragraph" draw:z-index="13" draw:style-name="gr8" draw:text-style-name="P12" svg:x1="0cm" svg:y1="0.921cm" svg:x2="17cm" svg:y2="0.921cm"><text:p/></draw:line><text:span text:style-name="Outline"><text:span text:style-name="T6">M</text:span></text:span></text:p>
      <text:p text:style-name="P1"/>
      <text:p text:style-name="P1"/>
      <text:p text:style-name="P1"/>
      <text:p text:style-name="P1"/>
      <text:p text:style-name="P10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9:20.301905593</dc:date>
    <dc:creator>Stephan Kreutzer</dc:creator>
    <meta:editing-duration>PT1H31M27S</meta:editing-duration>
    <meta:editing-cycles>50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351" meta:character-count="883" meta:non-whitespace-character-count="553"/>
  </office:meta>
</office:document-meta>
</file>